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tyle mathvariant="bold">
              <mrow>
                <msub>
                  <mi>F</mi>
                  <mi>i</mi>
                </msub>
              </mrow>
            </mstyle>
            <mrow>
              <mi/>
              <mo stretchy="false">=</mo>
              <mi/>
            </mrow>
            <mstyle mathvariant="bold">
              <mrow>
                <msub>
                  <mi>K</mi>
                  <mi>i</mi>
                </msub>
              </mrow>
            </mstyle>
            <mrow>
              <mi/>
              <mo stretchy="false">+</mo>
              <mi/>
            </mrow>
            <mstyle mathvariant="bold">
              <mrow>
                <msub>
                  <mi>Z</mi>
                  <mi>i</mi>
                </msub>
              </mrow>
            </mstyle>
            <mrow>
              <mi/>
              <mo stretchy="false">=</mo>
              <mi/>
            </mrow>
            <msub>
              <mi>m</mi>
              <mi>i</mi>
            </msub>
            <mover accent="true">
              <msub>
                <mrow>
                  <mstyle mathvariant="bold">
                    <mrow>
                      <mi>r</mi>
                    </mrow>
                  </mstyle>
                </mrow>
                <mi>i</mi>
              </msub>
              <mo stretchy="false">¨</mo>
            </mover>
          </mrow>
        </mtd>
      </mtr>
      <mtr>
        <mtd>
          <mrow/>
        </mtd>
      </mtr>
      <mtr>
        <mtd>
          <mrow>
            <mrow>
              <munder>
                <mo stretchy="false">∑</mo>
                <mi>i</mi>
              </munder>
              <mrow>
                <mo stretchy="false">(</mo>
                <mrow>
                  <mstyle mathvariant="bold">
                    <mrow>
                      <msub>
                        <mi>K</mi>
                        <mi>i</mi>
                      </msub>
                    </mrow>
                  </mstyle>
                  <mrow>
                    <mi/>
                    <mo stretchy="false">−</mo>
                    <mi/>
                  </mrow>
                  <msub>
                    <mi>m</mi>
                    <mi>i</mi>
                  </msub>
                  <mover accent="true">
                    <msub>
                      <mrow>
                        <mstyle mathvariant="bold">
                          <mrow>
                            <mi>r</mi>
                          </mrow>
                        </mstyle>
                      </mrow>
                      <mi>i</mi>
                    </msub>
                    <mo stretchy="false">¨</mo>
                  </mover>
                </mrow>
                <mo stretchy="false">)</mo>
              </mrow>
            </mrow>
            <mrow>
              <mi/>
              <mo stretchy="false">⋅</mo>
              <mi/>
            </mrow>
            <mo stretchy="false">δ</mo>
            <mstyle mathvariant="bold">
              <mrow>
                <msub>
                  <mi>r</mi>
                  <mi>i</mi>
                </msub>
              </mrow>
            </mstyle>
            <mrow>
              <mi/>
              <mo stretchy="false">+</mo>
              <mi/>
            </mrow>
            <mrow>
              <mrow>
                <munder>
                  <mo stretchy="false">∑</mo>
                  <mi>i</mi>
                </munder>
                <mstyle mathvariant="bold">
                  <mrow>
                    <msub>
                      <mi>Z</mi>
                      <mi>i</mi>
                    </msub>
                  </mrow>
                </mstyle>
              </mrow>
              <mo stretchy="false">⋅</mo>
              <mo stretchy="false">δ</mo>
            </mrow>
            <mstyle mathvariant="bold">
              <mrow>
                <msub>
                  <mi>r</mi>
                  <mi>i</mi>
                </msub>
              </mrow>
            </mstyle>
            <mrow>
              <mi/>
              <mo stretchy="false">=</mo>
              <mi/>
            </mrow>
            <mn>0</mn>
          </mrow>
        </mtd>
      </mtr>
    </mtable>
    <annotation encoding="StarMath 5.0">bold F _i `=` bold K _i `+` bold Z _i `=` m_i ddot{bold r} _i newline newline
sum from i ( bold K _i `-` m_i ddot{bold r} _i ) `cdot` %idelta bold r _i `+` sum from i bold Z _i cdot %idelta bold r _i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9T19:19:03.452000000</meta:creation-date>
    <meta:generator>LibreOffice/4.1.4.2$Windows_x86 LibreOffice_project/0a0440ccc0227ad9829de5f46be37cfb6edcf72</meta:generator>
  </office:meta>
</office:document-meta>
</file>